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DejaVu Sans" fo:font-size="12pt" style:text-underline-style="none" fo:font-weight="bold" officeooo:rsid="0022eab0" officeooo:paragraph-rsid="0030795c"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DejaVu Sans" fo:font-size="12pt" style:text-underline-style="none" fo:font-weight="bold" officeooo:rsid="0022eab0" officeooo:paragraph-rsid="003478ca"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2b0829"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DejaVu Sans" fo:font-size="14pt" fo:font-weight="bold" officeooo:paragraph-rsid="002bb56f"/>
    </style:style>
    <style:style style:name="P55"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5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5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P5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6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b1812" style:font-size-asian="14pt" style:font-style-asian="italic" style:font-weight-asian="normal" style:font-size-complex="14pt" style:font-style-complex="italic"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P65"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6"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7"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68"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DejaVu Sans" fo:font-size="12pt" style:text-underline-style="none" fo:font-weight="normal" officeooo:rsid="002de8f7" officeooo:paragraph-rsid="002de8f7"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DejaVu Sans" fo:font-size="12pt" style:text-underline-style="none" fo:font-weight="normal" officeooo:rsid="002f10c6" officeooo:paragraph-rsid="002f10c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DejaVu Sans" fo:font-size="12pt" style:text-underline-style="none" fo:font-weight="normal" officeooo:rsid="00335d11" officeooo:paragraph-rsid="0023638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DejaVu Sans" fo:font-size="12pt" style:text-underline-style="none" fo:font-weight="normal" officeooo:rsid="00360681" officeooo:paragraph-rsid="00236381"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DejaVu Sans" fo:font-size="12pt" style:text-underline-style="none" fo:font-weight="normal" officeooo:rsid="0036879a" officeooo:paragraph-rsid="00236381"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76" style:family="paragraph" style:parent-style-name="Standard">
      <style:paragraph-properties fo:text-align="start" style:justify-single-word="false"/>
      <style:text-properties style:font-name="DejaVu Sans" fo:font-size="12pt" style:text-underline-style="none" fo:font-weight="bold" officeooo:rsid="0022eab0" officeooo:paragraph-rsid="003a5bfb"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DejaVu Sans" fo:font-size="12pt" style:text-underline-style="none" fo:font-weight="bold" officeooo:rsid="0022eab0" officeooo:paragraph-rsid="003c524b"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DejaVu Sans" fo:font-size="12pt" style:text-underline-style="none" fo:font-weight="bold" officeooo:rsid="0022eab0" officeooo:paragraph-rsid="003cfd0e"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DejaVu Sans" fo:font-size="12pt" style:text-underline-style="none" fo:font-weight="bold" officeooo:rsid="0022eab0" officeooo:paragraph-rsid="003da4f1" style:font-size-asian="10.5pt" style:font-weight-asian="bold" style:font-size-complex="12pt" style:font-weight-complex="bold"/>
    </style:style>
    <style:style style:name="P80"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de8f7" style:font-size-asian="14pt" style:font-style-asian="italic" style:font-weight-asian="normal" style:font-size-complex="14pt" style:font-style-complex="italic" style:font-weight-complex="normal"/>
    </style:style>
    <style:style style:name="P8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f10c6" style:font-size-asian="14pt" style:font-style-asian="italic" style:font-weight-asian="normal" style:font-size-complex="14pt" style:font-style-complex="italic" style:font-weight-complex="normal"/>
    </style:style>
    <style:style style:name="P8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0795c" style:font-size-asian="14pt" style:font-style-asian="italic" style:font-weight-asian="normal" style:font-size-complex="14pt" style:font-style-complex="italic" style:font-weight-complex="normal"/>
    </style:style>
    <style:style style:name="P8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39f17" style:font-size-asian="14pt" style:font-style-asian="italic" style:font-weight-asian="normal" style:font-size-complex="14pt" style:font-style-complex="italic" style:font-weight-complex="normal"/>
    </style:style>
    <style:style style:name="P84"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0681" style:font-size-asian="14pt" style:font-style-asian="italic" style:font-weight-asian="normal" style:font-size-complex="14pt" style:font-style-complex="italic" style:font-weight-complex="normal"/>
    </style:style>
    <style:style style:name="P8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36879a" style:font-size-asian="14pt" style:font-style-asian="italic" style:font-weight-asian="normal" style:font-size-complex="14pt" style:font-style-complex="italic"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de8f7" style:font-style-asian="italic" style:font-weight-asian="normal" style:font-style-complex="italic" style:font-weight-complex="normal"/>
    </style:style>
    <style:style style:name="T25" style:family="text">
      <style:text-properties fo:color="#55308d" loext:opacity="100%" fo:font-style="italic" style:text-underline-style="none" officeooo:rsid="00290ab4" style:font-style-asian="italic" style:font-style-complex="italic"/>
    </style:style>
    <style:style style:name="T26" style:family="text">
      <style:text-properties fo:color="#55308d" loext:opacity="100%" fo:font-style="italic" style:text-underline-style="none" officeooo:rsid="002b0829" style:font-style-asian="italic" style:font-style-complex="italic"/>
    </style:style>
    <style:style style:name="T27"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8"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29" style:family="text">
      <style:text-properties fo:color="#55308d" loext:opacity="100%" fo:font-size="14pt" fo:font-style="italic" fo:font-weight="normal" officeooo:rsid="002b1812" style:font-size-asian="14pt" style:font-style-asian="italic" style:font-weight-asian="normal" style:font-size-complex="14pt" style:font-style-complex="italic" style:font-weight-complex="normal"/>
    </style:style>
    <style:style style:name="T30" style:family="text">
      <style:text-properties fo:color="#55308d" loext:opacity="100%" fo:font-size="14pt" fo:font-style="italic" fo:font-weight="normal" officeooo:rsid="002f10c6" style:font-size-asian="14pt" style:font-style-asian="italic" style:font-weight-asian="normal" style:font-size-complex="14pt" style:font-style-complex="italic" style:font-weight-complex="normal"/>
    </style:style>
    <style:style style:name="T31" style:family="text">
      <style:text-properties fo:color="#55308d" loext:opacity="100%" fo:font-size="14pt" fo:font-style="italic" fo:font-weight="normal" officeooo:rsid="0030795c" style:font-size-asian="14pt" style:font-style-asian="italic" style:font-weight-asian="normal" style:font-size-complex="14pt" style:font-style-complex="italic" style:font-weight-complex="normal"/>
    </style:style>
    <style:style style:name="T32" style:family="text">
      <style:text-properties fo:color="#55308d" loext:opacity="100%" fo:font-size="14pt" fo:font-style="italic" fo:font-weight="normal" officeooo:rsid="00339f17" style:font-size-asian="14pt" style:font-style-asian="italic" style:font-weight-asian="normal" style:font-size-complex="14pt" style:font-style-complex="italic" style:font-weight-complex="normal"/>
    </style:style>
    <style:style style:name="T33" style:family="text">
      <style:text-properties fo:color="#55308d" loext:opacity="100%" fo:font-size="14pt" fo:font-style="italic" fo:font-weight="normal" officeooo:rsid="003478ca" style:font-size-asian="14pt" style:font-style-asian="italic" style:font-weight-asian="normal" style:font-size-complex="14pt" style:font-style-complex="italic" style:font-weight-complex="normal"/>
    </style:style>
    <style:style style:name="T34" style:family="text">
      <style:text-properties fo:color="#55308d" loext:opacity="100%" fo:font-size="14pt" fo:font-style="italic" fo:font-weight="normal" officeooo:rsid="00360681" style:font-size-asian="14pt" style:font-style-asian="italic" style:font-weight-asian="normal" style:font-size-complex="14pt" style:font-style-complex="italic" style:font-weight-complex="normal"/>
    </style:style>
    <style:style style:name="T35" style:family="text">
      <style:text-properties fo:color="#55308d" loext:opacity="100%" fo:font-size="14pt" fo:font-style="italic" fo:font-weight="normal" officeooo:rsid="0036879a" style:font-size-asian="14pt" style:font-style-asian="italic" style:font-weight-asian="normal" style:font-size-complex="14pt" style:font-style-complex="italic" style:font-weight-complex="normal"/>
    </style:style>
    <style:style style:name="T36" style:family="text">
      <style:text-properties fo:color="#55308d" loext:opacity="100%" fo:font-size="14pt" fo:font-style="italic" fo:font-weight="normal" officeooo:rsid="0037cd4e" style:font-size-asian="14pt" style:font-style-asian="italic" style:font-weight-asian="normal" style:font-size-complex="14pt" style:font-style-complex="italic" style:font-weight-complex="normal"/>
    </style:style>
    <style:style style:name="T37" style:family="text">
      <style:text-properties fo:color="#55308d" loext:opacity="100%" fo:font-size="14pt" fo:font-style="italic" fo:font-weight="normal" officeooo:rsid="003a5bfb" style:font-size-asian="14pt" style:font-style-asian="italic" style:font-weight-asian="normal" style:font-size-complex="14pt" style:font-style-complex="italic" style:font-weight-complex="normal"/>
    </style:style>
    <style:style style:name="T38" style:family="text">
      <style:text-properties fo:color="#55308d" loext:opacity="100%" fo:font-size="14pt" fo:font-style="italic" fo:font-weight="normal" officeooo:rsid="003c524b" style:font-size-asian="14pt" style:font-style-asian="italic" style:font-weight-asian="normal" style:font-size-complex="14pt" style:font-style-complex="italic" style:font-weight-complex="normal"/>
    </style:style>
    <style:style style:name="T39" style:family="text">
      <style:text-properties fo:color="#55308d" loext:opacity="100%" fo:font-size="14pt" fo:font-style="italic" fo:font-weight="normal" officeooo:rsid="003cfd0e" style:font-size-asian="14pt" style:font-style-asian="italic" style:font-weight-asian="normal" style:font-size-complex="14pt" style:font-style-complex="italic" style:font-weight-complex="normal"/>
    </style:style>
    <style:style style:name="T40" style:family="text">
      <style:text-properties fo:color="#55308d" loext:opacity="100%" fo:font-size="14pt" fo:font-style="italic" fo:font-weight="normal" officeooo:rsid="003da4f1" style:font-size-asian="14pt" style:font-style-asian="italic" style:font-weight-asian="normal" style:font-size-complex="14pt"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de8f7" style:font-weight-asian="normal" style:font-weight-complex="normal"/>
    </style:style>
    <style:style style:name="T43" style:family="text">
      <style:text-properties fo:font-weight="normal" officeooo:rsid="002f10c6" style:font-weight-asian="normal" style:font-weight-complex="normal"/>
    </style:style>
    <style:style style:name="T44" style:family="text">
      <style:text-properties fo:font-weight="normal" officeooo:rsid="0032995d" style:font-weight-asian="normal" style:font-weight-complex="normal"/>
    </style:style>
    <style:style style:name="T45" style:family="text">
      <style:text-properties fo:font-weight="normal" officeooo:rsid="00335d11" style:font-weight-asian="normal" style:font-weight-complex="normal"/>
    </style:style>
    <style:style style:name="T46" style:family="text">
      <style:text-properties fo:font-weight="normal" officeooo:rsid="00360681" style:font-weight-asian="normal" style:font-weight-complex="normal"/>
    </style:style>
    <style:style style:name="T47" style:family="text">
      <style:text-properties fo:font-weight="normal" officeooo:rsid="0036879a" style:font-weight-asian="normal" style:font-weight-complex="normal"/>
    </style:style>
    <style:style style:name="T48" style:family="text">
      <style:text-properties fo:font-weight="normal" officeooo:rsid="003a5bfb" style:font-weight-asian="normal" style:font-weight-complex="normal"/>
    </style:style>
    <style:style style:name="T49" style:family="text">
      <style:text-properties fo:font-weight="normal" officeooo:rsid="003c524b" style:font-weight-asian="normal" style:font-weight-complex="normal"/>
    </style:style>
    <style:style style:name="T50" style:family="text">
      <style:text-properties fo:font-weight="normal" officeooo:rsid="003cfd0e" style:font-weight-asian="normal" style:font-weight-complex="normal"/>
    </style:style>
    <style:style style:name="T51" style:family="text">
      <style:text-properties fo:font-weight="normal" officeooo:rsid="003da4f1" style:font-weight-asian="normal" style:font-weight-complex="normal"/>
    </style:style>
    <style:style style:name="T52" style:family="text">
      <style:text-properties officeooo:rsid="002f10c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36"/>
      <text:p text:style-name="P39">Table of contents</text:p>
      <text:p text:style-name="P46"/>
      <text:p text:style-name="P6"><text:span text:style-name="T17">What is a Media Quer</text:span><text:span text:style-name="T18">y?</text:span></text:p>
      <text:p text:style-name="P6"><text:tab/><text:span text:style-name="T18">Media Types</text:span></text:p>
      <text:p text:style-name="P5"><text:tab/>Media Features</text:p>
      <text:p text:style-name="P5"><text:tab/>Logical Operators</text:p>
      <text:p text:style-name="P7"/>
      <text:p text:style-name="P47"/>
      <text:p text:style-name="P38">What is a Media Query?</text:p>
      <text:p text:style-name="P19"/>
      <text:p text:style-name="P49"><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4"/>
      <text:p text:style-name="P5">Media queries can obtain information from the browser such as:</text:p>
      <text:p text:style-name="P5"/>
      <text:list xml:id="list4275907084" text:style-name="L1">
        <text:list-item>
          <text:p text:style-name="P65">width and height of viewport</text:p>
        </text:list-item>
        <text:list-item>
          <text:p text:style-name="P65">width and height of device</text:p>
        </text:list-item>
        <text:list-item>
          <text:p text:style-name="P65">orientation</text:p>
        </text:list-item>
        <text:list-item>
          <text:p text:style-name="P65">resolution</text:p>
        </text:list-item>
        <text:list-item>
          <text:p text:style-name="P65">user preferences (dark mode, no animation, etc.)</text:p>
        </text:list-item>
      </text:list>
      <text:p text:style-name="P5"/>
      <text:p text:style-name="P5">A media query has a media type and can contain one or more expressions:</text:p>
      <text:p text:style-name="P5"/>
      <text:p text:style-name="P56">@media screen and (min-width: 1024px)</text:p>
      <text:p text:style-name="P57"><text:s/>{</text:p>
      <text:p text:style-name="P57"><text:s text:c="2"/>**styles go here**</text:p>
      <text:p text:style-name="P56">}</text:p>
      <text:p text:style-name="P5"/>
      <text:p text:style-name="P5"/>
      <text:p text:style-name="P48">Media Types </text:p>
      <text:p text:style-name="P8"/>
      <text:list xml:id="list2932253026" text:style-name="L2">
        <text:list-item>
          <text:p text:style-name="P67">all</text:p>
        </text:list-item>
        <text:list-item>
          <text:p text:style-name="P67">print</text:p>
        </text:list-item>
        <text:list-item>
          <text:p text:style-name="P67">screen</text:p>
        </text:list-item>
        <text:list-item>
          <text:p text:style-name="P66">speech</text:p>
        </text:list-item>
      </text:list>
      <text:p text:style-name="P5"/>
      <text:p text:style-name="P20">all</text:p>
      <text:p text:style-name="P40"><text:span text:style-name="T2"><text:tab/></text:span><text:span text:style-name="T12">Used for all media type devices (default)</text:span></text:p>
      <text:p text:style-name="P11"/>
      <text:p text:style-name="P41"><text:span text:style-name="T12"><text:tab/></text:span><text:span text:style-name="T21">@media all and (prefers-color-scheme: dark) {...}</text:span></text:p>
      <text:p text:style-name="P11"/>
      <text:p text:style-name="P20">print</text:p>
      <text:p text:style-name="P40"><text:span text:style-name="T2"><text:tab/></text:span><text:span text:style-name="T12">Used for printers</text:span></text:p>
      <text:p text:style-name="P11"/>
      <text:p text:style-name="P41"><text:soft-page-break/><text:span text:style-name="T12"><text:tab/></text:span><text:span text:style-name="T21">@media print{…}</text:span></text:p>
      <text:p text:style-name="P33"/>
      <text:p text:style-name="P11"/>
      <text:p text:style-name="P20">screen</text:p>
      <text:p text:style-name="P40"><text:span text:style-name="T2"><text:tab/></text:span><text:span text:style-name="T12">Used for computer screens, tablets, smart-phones, etc.</text:span></text:p>
      <text:p text:style-name="P11"/>
      <text:p text:style-name="P41"><text:span text:style-name="T12"><text:tab/></text:span><text:span text:style-name="T21">@media screen and (orientation: landscape) {…}</text:span></text:p>
      <text:p text:style-name="P33"/>
      <text:p text:style-name="P30">speech</text:p>
      <text:p text:style-name="P53"><text:span text:style-name="T2"><text:tab/></text:span><text:span text:style-name="T5">Used for screenreaders</text:span></text:p>
      <text:p text:style-name="P11"><text:tab/></text:p>
      <text:p text:style-name="P53"><text:span text:style-name="T5"><text:tab/></text:span><text:span text:style-name="T25">@media speech {…}</text:span></text:p>
      <text:p text:style-name="P56"/>
      <text:p text:style-name="P18">Logical operators can be used with the media query</text:p>
      <text:p text:style-name="P9"/>
      <text:list xml:id="list1424110085" text:style-name="L3">
        <text:list-item>
          <text:p text:style-name="P68">not</text:p>
        </text:list-item>
        <text:list-item>
          <text:p text:style-name="P68">and</text:p>
        </text:list-item>
        <text:list-item>
          <text:p text:style-name="P68">only</text:p>
        </text:list-item>
      </text:list>
      <text:p text:style-name="P9"/>
      <text:p text:style-name="P32">not</text:p>
      <text:p text:style-name="P44"><text:span text:style-name="T2"><text:tab/></text:span><text:span text:style-name="T11">inverts the meaning of the entire media query</text:span></text:p>
      <text:p text:style-name="P18"/>
      <text:p text:style-name="P21">and</text:p>
      <text:p text:style-name="P54"><text:span text:style-name="T9"><text:tab/></text:span><text:span text:style-name="T19">combines a media feature with a media type or other media features</text:span></text:p>
      <text:p text:style-name="P61"/>
      <text:p text:style-name="P21">only</text:p>
      <text:p text:style-name="P52"><text:span text:style-name="T27"><text:tab/></text:span><text:span text:style-name="T20">prevents older browsers that do not support media queries with media features from applying the specified styles</text:span></text:p>
      <text:p text:style-name="P55"/>
      <text:p text:style-name="P48">Media Features </text:p>
      <text:p text:style-name="P8"/>
      <text:list xml:id="list425198405" text:style-name="L4">
        <text:list-item>
          <text:p text:style-name="P69">any-hover</text:p>
        </text:list-item>
        <text:list-item>
          <text:p text:style-name="P69">any-pointer</text:p>
        </text:list-item>
        <text:list-item>
          <text:p text:style-name="P69">aspect-ratio</text:p>
        </text:list-item>
        <text:list-item>
          <text:p text:style-name="P69">color</text:p>
        </text:list-item>
        <text:list-item>
          <text:p text:style-name="P69">color-gamut</text:p>
        </text:list-item>
        <text:list-item>
          <text:p text:style-name="P69">color-index</text:p>
        </text:list-item>
        <text:list-item>
          <text:p text:style-name="P69">device-aspect-ratio</text:p>
        </text:list-item>
        <text:list-item>
          <text:p text:style-name="P69">device-height</text:p>
        </text:list-item>
        <text:list-item>
          <text:p text:style-name="P69">device-width</text:p>
        </text:list-item>
        <text:list-item>
          <text:p text:style-name="P69">display-mode</text:p>
        </text:list-item>
        <text:list-item>
          <text:p text:style-name="P69">dynamic-range</text:p>
        </text:list-item>
        <text:list-item>
          <text:p text:style-name="P69">forced-colors</text:p>
        </text:list-item>
        <text:list-item>
          <text:p text:style-name="P69">grid</text:p>
        </text:list-item>
        <text:list-item>
          <text:p text:style-name="P69">height</text:p>
        </text:list-item>
        <text:list-item>
          <text:p text:style-name="P69">hover</text:p>
        </text:list-item>
        <text:list-item>
          <text:p text:style-name="P69">inverted-colors</text:p>
        </text:list-item>
        <text:list-item>
          <text:p text:style-name="P69">monochrome</text:p>
        </text:list-item>
        <text:list-item>
          <text:p text:style-name="P69">orientation</text:p>
        </text:list-item>
        <text:list-item>
          <text:p text:style-name="P69">overflow-block</text:p>
        </text:list-item>
        <text:list-item>
          <text:p text:style-name="P69"><text:soft-page-break/>overflow-inline</text:p>
        </text:list-item>
        <text:list-item>
          <text:p text:style-name="P69">pointer</text:p>
        </text:list-item>
        <text:list-item>
          <text:p text:style-name="P69">prefers-color-scheme</text:p>
        </text:list-item>
        <text:list-item>
          <text:p text:style-name="P69">prefers-contrast</text:p>
        </text:list-item>
        <text:list-item>
          <text:p text:style-name="P69">prefers-reduced-motion</text:p>
        </text:list-item>
        <text:list-item>
          <text:p text:style-name="P69">resolution</text:p>
        </text:list-item>
        <text:list-item>
          <text:p text:style-name="P69">scripting</text:p>
        </text:list-item>
        <text:list-item>
          <text:p text:style-name="P69">update</text:p>
        </text:list-item>
        <text:list-item>
          <text:p text:style-name="P69">video-dynamic-range</text:p>
        </text:list-item>
        <text:list-item>
          <text:p text:style-name="P69">width</text:p>
        </text:list-item>
      </text:list>
      <text:p text:style-name="P8"/>
      <text:p text:style-name="P20">any-hover</text:p>
      <text:p text:style-name="P40"><text:span text:style-name="T2"><text:tab/></text:span><text:span text:style-name="T13">Check if ANY available input can hover over elements</text:span></text:p>
      <text:p text:style-name="P40"><text:span text:style-name="T13"><text:tab/><text:tab/></text:span><text:span text:style-name="T14">none</text:span></text:p>
      <text:p text:style-name="P12"><text:tab/><text:tab/>hover</text:p>
      <text:p text:style-name="P12"/>
      <text:p text:style-name="P40"><text:span text:style-name="T14"><text:tab/><text:tab/></text:span><text:span text:style-name="T21">@media (anyhover:hover) {…}</text:span></text:p>
      <text:p text:style-name="P34"/>
      <text:p text:style-name="P20">any-pointer</text:p>
      <text:p text:style-name="P40"><text:span text:style-name="T2"><text:tab/></text:span><text:span text:style-name="T13">Check if any available inpout is a pointing device and if so the accuaracy</text:span></text:p>
      <text:p text:style-name="P40"><text:span text:style-name="T13"><text:tab/><text:tab/></text:span><text:span text:style-name="T14">none</text:span></text:p>
      <text:p text:style-name="P13"><text:tab/><text:tab/>coarse</text:p>
      <text:p text:style-name="P13"><text:tab/><text:tab/>fine</text:p>
      <text:p text:style-name="P13"/>
      <text:p text:style-name="P45"><text:span text:style-name="T10"><text:tab/><text:tab/></text:span><text:span text:style-name="T21">@media (an</text:span><text:span text:style-name="T22">y-pointer: coarse)</text:span><text:span text:style-name="T21">{…}</text:span></text:p>
      <text:p text:style-name="P14"/>
      <text:p text:style-name="P20">aspect-ratio</text:p>
      <text:p text:style-name="P50"><text:span text:style-name="T2"><text:tab/></text:span><text:span text:style-name="T6">The ratio between width and height of viewport </text:span><text:span text:style-name="T7">(also min-aspect-ratio and max-aspect-ratio).</text:span></text:p>
      <text:p text:style-name="P15"/>
      <text:p text:style-name="P51"><text:span text:style-name="T7"><text:tab/><text:tab/></text:span><text:span text:style-name="T25">@media (</text:span><text:span text:style-name="T26">min-aspect-ratio: 8/5) </text:span><text:span text:style-name="T25">{…}</text:span></text:p>
      <text:p text:style-name="P58"/>
      <text:p text:style-name="P51"><text:span text:style-name="T25"><text:tab/><text:tab/>@media (</text:span><text:span text:style-name="T26">max-aspect-ratio: 3/2) </text:span><text:span text:style-name="T25">{…}</text:span></text:p>
      <text:p text:style-name="P58"/>
      <text:p text:style-name="P51"><text:span text:style-name="T25"><text:tab/><text:tab/>@media (</text:span><text:span text:style-name="T26">aspect-ratio: 1/1) </text:span><text:span text:style-name="T25">{…}</text:span></text:p>
      <text:p text:style-name="P58"/>
      <text:p text:style-name="P31"/>
      <text:p text:style-name="P40"><text:span text:style-name="T2"><text:tab/></text:span><text:span text:style-name="T15">If using min-aspect-ratio and/or max-aspect-ratio with aspect-ratio then aspect-ratio must be at the bottom to avoid overrides.</text:span></text:p>
      <text:p text:style-name="P15"/>
      <text:p text:style-name="P40"><text:span text:style-name="T8">c</text:span><text:span text:style-name="T2">olor</text:span></text:p>
      <text:p text:style-name="P20"/>
      <text:p text:style-name="P40"><text:span text:style-name="T2"><text:tab/></text:span><text:span text:style-name="T16">Check the number of bits per RGB colour component of the output device</text:span></text:p>
      <text:p text:style-name="P16"/>
      <text:p text:style-name="P42"><text:span text:style-name="T16"><text:tab/></text:span><text:span text:style-name="T21">@media </text:span><text:span text:style-name="T23">(color) {…} /*any colour device*/</text:span></text:p>
      <text:p text:style-name="P60"/>
      <text:p text:style-name="P42"><text:span text:style-name="T23"><text:tab/></text:span><text:span text:style-name="T21">@media </text:span><text:span text:style-name="T23">(min-color: 8) {…} /*any colour device with at least 8bit colour*/</text:span></text:p>
      <text:p text:style-name="P59"/>
      <text:p text:style-name="P20"><text:soft-page-break/>color-gamut</text:p>
      <text:p text:style-name="P20"/>
      <text:p text:style-name="P22"><text:tab/><text:span text:style-name="T42">Check the range of colours supported by end software or hardware</text:span></text:p>
      <text:p text:style-name="P70"><text:tab/><text:tab/>srgb</text:p>
      <text:p text:style-name="P70"><text:tab/><text:tab/>p3</text:p>
      <text:p text:style-name="P70"><text:tab/><text:tab/>rec2020</text:p>
      <text:p text:style-name="P17"/>
      <text:p text:style-name="P43"><text:span text:style-name="T16"><text:tab/></text:span><text:span text:style-name="T21">@media </text:span><text:span text:style-name="T23">(color-</text:span><text:span text:style-name="T24">gamut: srgb</text:span><text:span text:style-name="T23">) {…} /*any colour device*/</text:span></text:p>
      <text:p text:style-name="P80"/>
      <text:p text:style-name="P80"/>
      <text:p text:style-name="P23">color-index </text:p>
      <text:p text:style-name="P23"><text:span text:style-name="T52"><text:tab/></text:span><text:span text:style-name="T43">Check number of entri</text:span><text:span text:style-name="T44">e</text:span><text:span text:style-name="T43">s in output device colour table (also min-color-index and max-color-index)</text:span></text:p>
      <text:p text:style-name="P71"/>
      <text:p text:style-name="P23"><text:span text:style-name="T43"><text:tab/></text:span><text:span text:style-name="T28">@media </text:span><text:span text:style-name="T29">(color-</text:span><text:span text:style-name="T30">index:256</text:span><text:span text:style-name="T29">) {…} </text:span></text:p>
      <text:p text:style-name="P81"/>
      <text:p text:style-name="P24"><text:span text:style-name="T28"><text:tab/>@media </text:span><text:span text:style-name="T29">(</text:span><text:span text:style-name="T31">min-</text:span><text:span text:style-name="T29">color-</text:span><text:span text:style-name="T30">index:</text:span><text:span text:style-name="T31">15000)</text:span><text:span text:style-name="T29"> {…} </text:span></text:p>
      <text:p text:style-name="P82"/>
      <text:p text:style-name="P24"><text:span text:style-name="T28"><text:tab/>@media </text:span><text:span text:style-name="T29">(</text:span><text:span text:style-name="T31">max-c</text:span><text:span text:style-name="T29">olor-</text:span><text:span text:style-name="T30">index:</text:span><text:span text:style-name="T31">8000000)</text:span><text:span text:style-name="T29"> {…} </text:span></text:p>
      <text:p text:style-name="P10"/>
      <text:p text:style-name="P23"/>
      <text:p text:style-name="P20"/>
      <text:p text:style-name="P20">display-mode</text:p>
      <text:p text:style-name="P20"><text:tab/><text:span text:style-name="T45">Check display mode of application.</text:span></text:p>
      <text:p text:style-name="P72"><text:tab/><text:tab/>fullscreen</text:p>
      <text:p text:style-name="P72"><text:tab/><text:tab/>standalone</text:p>
      <text:p text:style-name="P72"><text:tab/><text:tab/>minimal-ui</text:p>
      <text:p text:style-name="P72"><text:tab/><text:tab/>browser</text:p>
      <text:p text:style-name="P72"/>
      <text:p text:style-name="P26"><text:span text:style-name="T45"><text:tab/></text:span><text:span text:style-name="T28">@media</text:span><text:span text:style-name="T32"> (display-mode:</text:span><text:span text:style-name="T36">f</text:span><text:span text:style-name="T32">ullscreen)</text:span><text:span text:style-name="T29"> {…} <text:s/>/*</text:span><text:span text:style-name="T32">all available display <text:tab/>area used</text:span><text:span text:style-name="T29">*/</text:span></text:p>
      <text:p text:style-name="P83"/>
      <text:p text:style-name="P26"><text:span text:style-name="T28"><text:tab/>@media</text:span><text:span text:style-name="T32"> (display-mode:</text:span><text:span text:style-name="T36">s</text:span><text:span text:style-name="T32">tandalone)</text:span><text:span text:style-name="T29">{…} <text:s/>/*</text:span><text:span text:style-name="T33">will look and feel like a standalone app</text:span><text:span text:style-name="T29">*/</text:span></text:p>
      <text:p text:style-name="P83"/>
      <text:p text:style-name="P27"><text:span text:style-name="T28"><text:tab/>@media</text:span><text:span text:style-name="T32"> (display-mode:minimal-ui)</text:span><text:span text:style-name="T29"> <text:s/></text:span><text:span text:style-name="T36">{</text:span><text:span text:style-name="T29">…} <text:s/>/*</text:span><text:span text:style-name="T33">will look and feel like a standalone app but only minimal nav elements</text:span><text:span text:style-name="T29">*/</text:span></text:p>
      <text:p text:style-name="P83"/>
      <text:p text:style-name="P26"><text:span text:style-name="T28"><text:tab/>@media</text:span><text:span text:style-name="T32"> (display-mode:browser)</text:span><text:span text:style-name="T29">{…} <text:s/>/*</text:span><text:span text:style-name="T33">opens in browser tab</text:span><text:span text:style-name="T29">*/</text:span></text:p>
      <text:p text:style-name="P20"/>
      <text:p text:style-name="P20">dynamic-range</text:p>
      <text:p text:style-name="P20"><text:tab/><text:span text:style-name="T46">Check brightness, contrast and colour on end software/hardware</text:span></text:p>
      <text:p text:style-name="P73"><text:tab/><text:tab/>standard</text:p>
      <text:p text:style-name="P73"><text:tab/><text:tab/>high</text:p>
      <text:p text:style-name="P73"/>
      <text:p text:style-name="P28"><text:span text:style-name="T46"><text:tab/></text:span><text:span text:style-name="T28">@media</text:span><text:span text:style-name="T32"> (</text:span><text:span text:style-name="T34">dynamic-range</text:span><text:span text:style-name="T32">:</text:span><text:span text:style-name="T34">standard</text:span><text:span text:style-name="T35">) </text:span><text:span text:style-name="T29">{…} </text:span></text:p>
      <text:p text:style-name="P84"/>
      <text:p text:style-name="P28"><text:span text:style-name="T29"><text:tab/></text:span><text:span text:style-name="T28">@media</text:span><text:span text:style-name="T32"> (</text:span><text:span text:style-name="T34">dynamic-range</text:span><text:span text:style-name="T32">:</text:span><text:span text:style-name="T34">high</text:span><text:span text:style-name="T35">) </text:span><text:span text:style-name="T29">{…} <text:s/></text:span></text:p>
      <text:p text:style-name="P84"><text:soft-page-break/></text:p>
      <text:p text:style-name="P20">forced-colors</text:p>
      <text:p text:style-name="P20"><text:tab/><text:span text:style-name="T47">Check if user had enabled forced colours mode</text:span></text:p>
      <text:p text:style-name="P74"><text:tab/><text:tab/>none</text:p>
      <text:p text:style-name="P74"><text:tab/><text:tab/>active</text:p>
      <text:p text:style-name="P74"/>
      <text:p text:style-name="P29"><text:span text:style-name="T47"><text:tab/></text:span><text:span text:style-name="T28">@media</text:span><text:span text:style-name="T32"> (</text:span><text:span text:style-name="T34">dynamic-range</text:span><text:span text:style-name="T32">:</text:span><text:span text:style-name="T34">standard</text:span><text:span text:style-name="T37">)</text:span><text:span text:style-name="T29">{…} </text:span></text:p>
      <text:p text:style-name="P85"/>
      <text:p text:style-name="P20">grid</text:p>
      <text:p text:style-name="P20"><text:tab/><text:span text:style-name="T48">Check if output device uses grid-based screen</text:span></text:p>
      <text:p text:style-name="P20"><text:span text:style-name="T48"><text:tab/><text:tab/></text:span></text:p>
      <text:p text:style-name="P76"><text:span text:style-name="T48"><text:tab/></text:span><text:span text:style-name="T28">@media</text:span><text:span text:style-name="T32"> (</text:span><text:span text:style-name="T37">grid: 1) </text:span><text:span text:style-name="T29">{…} </text:span></text:p>
      <text:p text:style-name="P76"><text:span text:style-name="T29"/></text:p>
      <text:p text:style-name="P76"><text:span text:style-name="T28"><text:tab/>@media</text:span><text:span text:style-name="T32"> (</text:span><text:span text:style-name="T37">grid: 0) </text:span><text:span text:style-name="T29">{…} </text:span></text:p>
      <text:p text:style-name="P20"/>
      <text:p text:style-name="P20">height</text:p>
      <text:p text:style-name="P20"><text:tab/><text:span text:style-name="T48">Used to apply styles based on viewport height (also min-height and max-<text:tab/>height)</text:span></text:p>
      <text:p text:style-name="P20"><text:span text:style-name="T48"/></text:p>
      <text:p text:style-name="P76"><text:span text:style-name="T48"><text:tab/></text:span><text:span text:style-name="T28">@media</text:span><text:span text:style-name="T32"> (</text:span><text:span text:style-name="T37">height: 360px) {…}</text:span></text:p>
      <text:p text:style-name="P76"><text:span text:style-name="T37"/></text:p>
      <text:p text:style-name="P76"><text:span text:style-name="T37"><text:tab/></text:span><text:span text:style-name="T28">@media</text:span><text:span text:style-name="T32"> (</text:span><text:span text:style-name="T37">min-height: 250px) {…}</text:span></text:p>
      <text:p text:style-name="P76"><text:span text:style-name="T37"/></text:p>
      <text:p text:style-name="P76"><text:span text:style-name="T37"><text:tab/></text:span><text:span text:style-name="T28">@media</text:span><text:span text:style-name="T32"> (</text:span><text:span text:style-name="T37">max-height: 800px) {…}</text:span></text:p>
      <text:p text:style-name="P76"><text:span text:style-name="T29"/></text:p>
      <text:p text:style-name="P76"><text:span text:style-name="T29"/></text:p>
      <text:p text:style-name="P20">hover</text:p>
      <text:p text:style-name="P20"><text:tab/><text:span text:style-name="T49">Check if primary input can hover over elements</text:span></text:p>
      <text:p text:style-name="P20"><text:span text:style-name="T49"><text:tab/><text:tab/>none</text:span></text:p>
      <text:p text:style-name="P20"><text:span text:style-name="T49"><text:tab/><text:tab/>hover</text:span></text:p>
      <text:p text:style-name="P20"><text:span text:style-name="T49"/></text:p>
      <text:p text:style-name="P77"><text:span text:style-name="T49"><text:tab/></text:span><text:span text:style-name="T28">@media</text:span><text:span text:style-name="T32"> (</text:span><text:span text:style-name="T37">h</text:span><text:span text:style-name="T38">over:hover)</text:span><text:span text:style-name="T37"> {…}</text:span></text:p>
      <text:p text:style-name="P77"><text:span text:style-name="T37"/></text:p>
      <text:p text:style-name="P77"><text:span text:style-name="T28"><text:tab/>@media</text:span><text:span text:style-name="T32"> (</text:span><text:span text:style-name="T37">h</text:span><text:span text:style-name="T38">over:none)</text:span><text:span text:style-name="T37"> {…}</text:span></text:p>
      <text:p text:style-name="P20"><text:span text:style-name="T49"><text:tab/></text:span></text:p>
      <text:p text:style-name="P20">inverted-colors</text:p>
      <text:p text:style-name="P20"><text:tab/><text:span text:style-name="T50">Check if user or OS is inverting colours</text:span></text:p>
      <text:p text:style-name="P20"><text:span text:style-name="T50"><text:tab/><text:tab/>none</text:span></text:p>
      <text:p text:style-name="P20"><text:span text:style-name="T50"><text:tab/><text:tab/>inverted</text:span></text:p>
      <text:p text:style-name="P20"><text:span text:style-name="T50"/></text:p>
      <text:p text:style-name="P78"><text:span text:style-name="T50"><text:tab/></text:span><text:span text:style-name="T28">@media</text:span><text:span text:style-name="T32"> </text:span><text:span text:style-name="T39">(inverted-colors:</text:span><text:span text:style-name="T38">none)</text:span><text:span text:style-name="T37"> {…}</text:span></text:p>
      <text:p text:style-name="P78"><text:span text:style-name="T37"/></text:p>
      <text:p text:style-name="P78"><text:span text:style-name="T37"><text:tab/></text:span><text:span text:style-name="T28">@media</text:span><text:span text:style-name="T32"> </text:span><text:span text:style-name="T39">(inverted-colors:inverted</text:span><text:span text:style-name="T38">)</text:span><text:span text:style-name="T37"> {…}</text:span></text:p>
      <text:p text:style-name="P20"><text:span text:style-name="T50"/></text:p>
      <text:p text:style-name="P20">monochrome</text:p>
      <text:p text:style-name="P79"><text:tab/><text:span text:style-name="T51">Check the number of bits per pixel in output device monochrome frame buffer </text:span><text:span text:style-name="T48">(also min-</text:span><text:span text:style-name="T51">monochrome</text:span><text:span text:style-name="T48"> and max-</text:span><text:span text:style-name="T51">monochrome</text:span><text:span text:style-name="T48">)</text:span></text:p>
      <text:p text:style-name="P79"><text:span text:style-name="T48"/></text:p>
      <text:p text:style-name="P79"><text:soft-page-break/><text:span text:style-name="T48"><text:tab/></text:span><text:span text:style-name="T28">@media</text:span><text:span text:style-name="T32"> </text:span><text:span text:style-name="T39">(</text:span><text:span text:style-name="T40">monochrome:0</text:span><text:span text:style-name="T38">)</text:span><text:span text:style-name="T37"> {…} /*</text:span><text:span text:style-name="T40">no monochrome</text:span><text:span text:style-name="T37">*/</text:span></text:p>
      <text:p text:style-name="P79"><text:span text:style-name="T37"/></text:p>
      <text:p text:style-name="P79"><text:span text:style-name="T37"><text:tab/></text:span><text:span text:style-name="T28">@media</text:span><text:span text:style-name="T32"> </text:span><text:span text:style-name="T39">(</text:span><text:span text:style-name="T40">monochrome)</text:span><text:span text:style-name="T37"> {…} /*</text:span><text:span text:style-name="T40">any monochrome device</text:span><text:span text:style-name="T37">*/</text:span></text:p>
      <text:p text:style-name="P20"><text:span text:style-name="T41"/></text:p>
      <text:p text:style-name="P20"><text:span text:style-name="T41"/></text:p>
      <text:p text:style-name="P20"><text:span text:style-name="T41"/></text:p>
      <text:p text:style-name="P20">orientation</text:p>
      <text:p text:style-name="P20"><text:tab/><text:span text:style-name="T51">Check orientation of viewport</text:span></text:p>
      <text:p text:style-name="P20"><text:span text:style-name="T51"><text:tab/><text:tab/>landscape</text:span></text:p>
      <text:p text:style-name="P20"><text:span text:style-name="T51"><text:tab/><text:tab/>portrait</text:span></text:p>
      <text:p text:style-name="P20"><text:span text:style-name="T51"/></text:p>
      <text:p text:style-name="P79"><text:span text:style-name="T51"><text:tab/></text:span><text:span text:style-name="T28">@media</text:span><text:span text:style-name="T32"> </text:span><text:span text:style-name="T39">(</text:span><text:span text:style-name="T40">orientation: landscape)</text:span><text:span text:style-name="T37"> {…} </text:span></text:p>
      <text:p text:style-name="P79"><text:span text:style-name="T37"/></text:p>
      <text:p text:style-name="P79"><text:span text:style-name="T28"><text:tab/>@media</text:span><text:span text:style-name="T32"> </text:span><text:span text:style-name="T39">(</text:span><text:span text:style-name="T40">orientation: portrait)</text:span><text:span text:style-name="T37"> {…} </text:span></text:p>
      <text:p text:style-name="P20"><text:span text:style-name="T51"/></text:p>
      <text:p text:style-name="P20">overflow-block</text:p>
      <text:p text:style-name="P20">overflow-inline</text:p>
      <text:p text:style-name="P20">pointer</text:p>
      <text:p text:style-name="P20">prefers-color-scheme</text:p>
      <text:p text:style-name="P20">prefers-contrast</text:p>
      <text:p text:style-name="P20">prefers-reduced-motion</text:p>
      <text:p text:style-name="P20">resolution</text:p>
      <text:p text:style-name="P20">scripting</text:p>
      <text:p text:style-name="P20">update</text:p>
      <text:p text:style-name="P20">video-dynamic-range</text:p>
      <text:p text:style-name="P20">width</text:p>
      <text:p text:style-name="P62"/>
      <text:p text:style-name="P63">Deprecated</text:p>
      <text:p text:style-name="P63"/>
      <text:p text:style-name="P64">device-aspect-ratio</text:p>
      <text:p text:style-name="P25">device-height</text:p>
      <text:p text:style-name="P64">device-width</text:p>
      <text:p text:style-name="P46">Resources</text:p>
      <text:p text:style-name="P37"/>
      <text:p text:style-name="P35"><text:a xlink:type="simple" xlink:href="https://www.w3schools.com/cssref/css3_pr_mediaquery.asp" text:style-name="Internet_20_link" text:visited-style-name="Visited_20_Internet_20_Link"><text:span text:style-name="T1">https://www.w3schools.com/cssref/css3_pr_mediaquery.asp</text:span></text:a></text:p>
      <text:p text:style-name="P35"><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35"><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35"/>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10-05T13:03:30.546869790</dc:date>
    <meta:editing-duration>PT2H11M9S</meta:editing-duration>
    <meta:editing-cycles>34</meta:editing-cycles>
    <meta:generator>LibreOffice/7.3.6.2$Linux_X86_64 LibreOffice_project/30$Build-2</meta:generator>
    <meta:document-statistic meta:table-count="0" meta:image-count="0" meta:object-count="0" meta:page-count="6" meta:paragraph-count="182" meta:word-count="660" meta:character-count="4785" meta:non-whitespace-character-count="4207"/>
  </office:meta>
</office:document-meta>
</file>